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0078aa"/>
    </style:style>
    <style:style style:name="gr8" style:family="graphic" style:parent-style-name="standard">
      <style:graphic-properties svg:stroke-width="0.01cm" svg:stroke-color="#aae6ff" draw:fill="none" draw:fill-color="#ffffff" fo:padding-top="-0.045cm" fo:padding-bottom="-0.045cm" fo:padding-left="-0.045cm" fo:padding-right="-0.045cm"/>
    </style:style>
  </office:automatic-styles>
  <office:body>
    <office:drawing>
      <draw:page draw:name="page1" draw:style-name="dp1" draw:master-page-name="Default">
        <draw:g>
          <draw:glue-point draw:id="4" svg:x="-3.876cm" svg:y="-5cm"/>
          <draw:glue-point draw:id="5" svg:x="5cm" svg:y="-5cm"/>
          <draw:glue-point draw:id="6" svg:x="0.563cm" svg:y="-5cm"/>
          <draw:glue-point draw:id="7" svg:x="-5cm" svg:y="5cm"/>
          <draw:glue-point draw:id="8" svg:x="3.872cm" svg:y="5cm"/>
          <draw:glue-point draw:id="9" svg:x="-0.565cm" svg:y="5cm"/>
          <draw:glue-point draw:id="10" svg:x="-5cm" svg:y="-3.934cm"/>
          <draw:glue-point draw:id="11" svg:x="-5cm" svg:y="0.533cm"/>
          <draw:glue-point draw:id="12" svg:x="5cm" svg:y="3.852cm"/>
          <draw:glue-point draw:id="13" svg:x="5cm" svg:y="-0.574cm"/>
          <draw:glue-point draw:id="14" svg:x="-0.001cm" svg:y="-0.012cm"/>
          <draw:polygon draw:style-name="gr1" draw:layer="layout" svg:width="1.792cm" svg:height="1.787cm" svg:x="0cm" svg:y="0.213cm" svg:viewBox="0 0 1793 1788" draw:points="0,0 0,1788 1793,1788 1793,0">
            <text:p/>
          </draw:polygon>
          <draw:polygon draw:style-name="gr2" draw:layer="layout" svg:width="1.792cm" svg:height="1.787cm" svg:x="0cm" svg:y="0.213cm" svg:viewBox="0 0 1793 1788" draw:points="0,0 0,1788 1793,1788 1793,0">
            <text:p/>
          </draw:polygon>
          <draw:polygon draw:style-name="gr3" draw:layer="layout" svg:width="2.02cm" svg:height="0.213cm" svg:x="0cm" svg:y="0cm" svg:viewBox="0 0 2021 214" draw:points="0,214 227,0 2021,0 1792,214">
            <text:p/>
          </draw:polygon>
          <draw:polygon draw:style-name="gr2" draw:layer="layout" svg:width="2.02cm" svg:height="0.213cm" svg:x="0cm" svg:y="0cm" svg:viewBox="0 0 2021 214" draw:points="0,214 227,0 2021,0 1792,214">
            <text:p/>
          </draw:polygon>
          <draw:polygon draw:style-name="gr4" draw:layer="layout" svg:width="0.228cm" svg:height="1.983cm" svg:x="1.792cm" svg:y="0cm" svg:viewBox="0 0 229 1984" draw:points="0,213 229,0 229,1771 0,1984">
            <text:p/>
          </draw:polygon>
          <draw:polygon draw:style-name="gr2" draw:layer="layout" svg:width="0.228cm" svg:height="1.983cm" svg:x="1.792cm" svg:y="0cm" svg:viewBox="0 0 229 1984" draw:points="0,213 229,0 229,1771 0,1984">
            <text:p/>
          </draw:polygon>
          <draw:polygon draw:style-name="gr5" draw:layer="layout" svg:width="1.564cm" svg:height="1.507cm" svg:x="0.13cm" svg:y="0.377cm" svg:viewBox="0 0 1565 1508" draw:points="227,0 227,179 586,179 782,589 977,179 1336,179 1336,0 1565,229 1336,458 1336,295 1075,295 864,754 1075,1213 1336,1213 1336,1049 1565,1278 1336,1508 1336,1344 977,1344 782,918 586,1344 227,1344 227,1508 0,1278 227,1049 227,1213 472,1213 700,754 472,295 227,295 227,458 0,229">
            <text:p/>
          </draw:polygon>
          <draw:polygon draw:style-name="gr6" draw:layer="layout" svg:width="1.565cm" svg:height="1.508cm" svg:x="0.146cm" svg:y="0.393cm" svg:viewBox="0 0 1566 1509" draw:points="228,0 228,180 587,180 783,590 978,180 1337,180 1337,0 1566,229 1337,459 1337,294 1076,294 865,754 1076,1214 1337,1214 1337,1049 1566,1279 1337,1509 1337,1344 978,1344 783,918 587,1344 228,1344 228,1509 0,1279 228,1049 228,1214 473,1214 701,754 473,294 228,294 228,459 0,229">
            <text:p/>
          </draw:polygon>
          <draw:polygon draw:style-name="gr7" draw:layer="layout" svg:width="0.652cm" svg:height="0.672cm" svg:x="0.586cm" svg:y="0.787cm" svg:viewBox="0 0 653 673" draw:points="0,0 0,673 653,673 653,0">
            <text:p/>
          </draw:polygon>
          <draw:polygon draw:style-name="gr8" draw:layer="layout" svg:width="0.652cm" svg:height="0.672cm" svg:x="0.586cm" svg:y="0.787cm" svg:viewBox="0 0 653 673" draw:points="0,0 0,673 653,673 653,0">
            <text:p/>
          </draw:polygon>
          <draw:polygon draw:style-name="gr5" draw:layer="layout" svg:width="0.407cm" svg:height="0.377cm" svg:x="0.733cm" svg:y="0.967cm" svg:viewBox="0 0 408 378" draw:points="0,0 97,0 196,230 293,0 408,0 244,378 162,378">
            <text:p/>
          </draw:polygon>
          <draw:polygon draw:style-name="gr6" draw:layer="layout" svg:width="0.407cm" svg:height="0.378cm" svg:x="0.716cm" svg:y="0.95cm" svg:viewBox="0 0 408 379" draw:points="0,0 98,0 196,230 294,0 408,0 244,379 163,37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oice ATM Switch</dc:title>
    <meta:creation-date>2011-02-07T16:34:36</meta:creation-date>
    <meta:editing-duration>P0D</meta:editing-duration>
    <meta:editing-cycles>1</meta:editing-cycles>
    <meta:document-statistic meta:object-count="13"/>
    <meta:generator>OpenOffice.org/3.3$Linux OpenOffice.org_project/330m20$Build-9567</meta:generator>
  </office:meta>
</office:document-meta>
</file>